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1_10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imeon Abrahams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8 November 1854</text:p>
      <text:p text:style-name="P2">Month<text:tab/><text:tab/><text:tab/><text:tab/><text:tab/><text:tab/>November</text:p>
      <text:p text:style-name="P2">Year<text:tab/><text:tab/><text:tab/><text:tab/><text:tab/><text:tab/>1854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4"><text:span text:style-name="T1">New York 8 Novr. 1854/</text:span></text:p>
      <text:p text:style-name="P2"><text:span text:style-name="T1">Respected Sir/</text:span></text:p>
      <text:p text:style-name="P2"><text:span text:style-name="T1"><text:tab/>Yesterday about 2 p.m. I received pr Mr./ Weils the two Books that you were so kind as to procure for me/ during your late visit to Italy, for which please receive my most/ sincere thanks. <text:s/>I see that the author of them purposes[sic] to continue/ his work by printing one or more volumes, one for the Festivals and/ another for the [Hebrew] when they are published, I shall trouble you/ to obtain them for me, (if not too much trouble for you) as to the/ [Hebrew] I will be most happy to receive it, as [Hebrew] has and yet continues to be/ a favorite study with me. <text:s/>I learn from Mr. W. that you now intend to become/ a </text:span><text:span text:style-name="T2">real</text:span><text:span text:style-name="T3"> American for you have chosen one of </text:span><text:span text:style-name="T2">my</text:span><text:span text:style-name="T3"> countrymen to be Mrs/ Morias[sic]. <text:s/>May you and she both in your future career as man &amp; wife realize/ each and every fond hope and anticipation, increasing in wealth/ and happiness, with plenty of Robust, Healthy and Fat Babies is the/</text:span></text:p>
      <text:p text:style-name="P2"><text:span text:style-name="T3"><text:tab/>Wish of Your/</text:span></text:p>
      <text:p text:style-name="P2"><text:span text:style-name="T3"><text:tab/><text:tab/>Friend/</text:span></text:p>
      <text:p text:style-name="P2"><text:span text:style-name="T3"><text:tab/>Simeon Abrahams M. 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1T11:29:29</meta:creation-date>
    <dc:date>2009-04-21T11:37:15</dc:date>
    <dc:language>en-US</dc:language>
    <meta:editing-cycles>2</meta:editing-cycles>
    <meta:editing-duration>PT7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6" meta:word-count="348" meta:character-count="2248"/>
  </office:meta>
</office:document-meta>
</file>